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fo:font-size="14pt" fo:language="fr" fo:country="FR" fo:background-color="transparent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fo:font-size="14pt" fo:language="fr" fo:country="FR" style:text-underline-style="none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fo:font-size="14pt" fo:language="fr" fo:country="FR" style:text-underline-style="none" fo:background-color="transparent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fo:font-size="14pt" fo:language="fr" fo:country="FR" style:text-underline-style="none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fo:font-size="14pt" fo:language="fr" fo:country="FR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style:use-window-font-color="true" fo:font-size="14pt" fo:language="fr" fo:country="FR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style:use-window-font-color="true" fo:font-size="14pt" fo:language="fr" fo:country="FR" fo:background-color="transparent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style:use-window-font-color="true" style:font-name="Times New Roman" fo:font-size="14pt" fo:language="fr" fo:country="FR" fo:font-style="normal" style:text-underline-style="none" fo:font-weight="normal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style:use-window-font-color="true" style:text-line-through-style="none" style:font-name="Times New Roman" fo:font-size="14pt" fo:language="fr" fo:country="FR" fo:font-style="normal" style:text-underline-style="none" fo:font-weight="normal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style:use-window-font-color="true" style:text-line-through-style="none" fo:font-size="14pt" fo:language="fr" fo:country="FR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fo:color="#000000" style:text-line-through-style="none" style:font-name="Times New Roman" fo:font-size="14pt" fo:language="fr" fo:country="FR" fo:font-style="normal" style:text-underline-style="none" fo:font-weight="normal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style:text-line-through-style="none" fo:font-size="14pt" fo:language="fr" fo:country="FR" style:text-underline-style="none" fo:background-color="transparent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style:text-line-through-style="none" fo:font-size="14pt" fo:language="fr" fo:country="FR" style:text-underline-style="none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style:text-line-through-style="none" fo:font-size="14pt" fo:language="fr" fo:country="FR" fo:background-color="transparent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paragraph-properties>
        <style:tab-stops>
          <style:tab-stop style:position="1.155cm"/>
          <style:tab-stop style:position="1.732cm"/>
          <style:tab-stop style:position="2.983cm"/>
        </style:tab-stops>
      </style:paragraph-properties>
      <style:text-properties fo:font-size="14pt" fo:language="fr" fo:country="FR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style:text-underline-style="none" fo:font-weight="normal" style:font-weight-asian="normal" style:font-weight-complex="normal"/>
    </style:style>
    <style:style style:name="T8" style:family="text">
      <style:text-properties style:use-window-font-color="true" style:text-line-through-style="none" style:font-name="Times New Roman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style:use-window-font-color="true" style:text-line-through-style="none"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10" style:family="text">
      <style:text-properties style:use-window-font-color="true" style:text-line-through-style="none" style:font-name="Times New Roman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style:use-window-font-color="true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use-window-font-color="true" style:text-line-through-style="non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text-line-through-style="none" fo:font-style="normal" style:font-style-asian="normal" style:font-style-complex="normal"/>
    </style:style>
    <style:style style:name="T14" style:family="text">
      <style:text-properties style:use-window-font-color="true" style:font-name="Times New Roman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5" style:family="text">
      <style:text-properties style:use-window-font-color="true" style:font-name="Times New Roman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style:font-name="Times New Roman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0" style:family="text">
      <style:text-properties fo:color="#000000" style:font-name="Times New Roman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1" style:family="text">
      <style:text-properties fo:color="#000000" style:text-line-through-style="none" style:font-name="Times New Roman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2" style:family="text">
      <style:text-properties fo:color="#000000" style:text-line-through-style="none"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23" style:family="text">
      <style:text-properties fo:color="#000000" style:text-line-through-style="none" style:font-name="Times New Roman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4" style:family="text">
      <style:text-properties fo:color="#000000" style:text-line-through-style="none" style:font-name="Times New Roman" style:font-name-asian="Times New Roman1" style:font-name-complex="Times New Roman1"/>
    </style:style>
    <style:style style:name="T25" style:family="text">
      <style:text-properties style:text-line-through-style="none"/>
    </style:style>
    <style:style style:name="T26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font-name="Times New Roman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8" style:family="text">
      <style:text-properties style:text-line-through-style="none" style:font-name="Times New Roman" style:font-name-asian="Times New Roman1" style:font-name-complex="Times New Roman1"/>
    </style:style>
    <style:style style:name="T29" style:family="text">
      <style:text-properties style:text-line-through-style="none" fo:font-weight="normal" style:font-weight-asian="normal" style:font-weight-complex="normal"/>
    </style:style>
    <style:style style:name="T30" style:family="text">
      <style:text-properties style:font-name="Times New Roman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Discombullateur merveilleux est un objet magique de luxe qui vous permet de créer une fois par jour une potion pouvant éventuellement provenir d'une autre réalité spacio-temporelle. Voici la lite de tout ce qu'il peut créer, avec le pourcentage correspondant :</text:p>
      <text:p text:style-name="P1"/>
      <text:p text:style-name="P3">9%<text:tab/>Potion de soins importants (IWD, 18 pvs)</text:p>
      <text:p text:style-name="P1"><text:span text:style-name="T1">10</text:span><text:span text:style-name="T17">%<text:tab/></text:span>Potion de grand soins<text:tab/></text:p>
      <text:p text:style-name="P1"><text:span text:style-name="T17">10%<text:tab/></text:span>Potion de soins majeur</text:p>
      <text:p text:style-name="P1">10%<text:tab/>Potion de soin suprême (nouvelle, 60 pvs)<text:tab/></text:p>
      <text:p text:style-name="P1"><text:span text:style-name="T16">3%<text:tab/></text:span>Élixir de santé</text:p>
      <text:p text:style-name="P1"><text:span text:style-name="T7">1%</text:span><text:span text:style-name="T6"><text:tab/>Potion de bonne fortune (Interplan)</text:span></text:p>
      <text:p text:style-name="P1"><text:span text:style-name="T7">1%<text:tab/></text:span><text:span text:style-name="T8">H</text:span><text:span text:style-name="T21">uile pyrophorique</text:span><text:span text:style-name="T8"> (Interplan)</text:span></text:p>
      <text:p text:style-name="P1"><text:span text:style-name="T7">1%</text:span><text:span text:style-name="T6"><text:tab/></text:span><text:span text:style-name="T3">Tord boyau du sage (Interplan)</text:span></text:p>
      <text:p text:style-name="P1"><text:span text:style-name="T3">1%<text:tab/></text:span><text:span text:style-name="T19">Potion d'invisibilité majeure</text:span><text:span text:style-name="T14"> (Interplan)</text:span></text:p>
      <text:p text:style-name="P8">1%<text:tab/>Eau positive (Interplan)</text:p>
      <text:p text:style-name="P1"><text:span text:style-name="T7">1%</text:span><text:span text:style-name="T6"><text:tab/>Potion de désenchantement (Interplan)</text:span></text:p>
      <text:p text:style-name="P1"><text:span text:style-name="T7">1%<text:tab/></text:span><text:span text:style-name="T6">Potion de vision </text:span><text:span text:style-name="T19">Vision totale</text:span><text:span text:style-name="T14"> (Interplan)</text:span></text:p>
      <text:p text:style-name="P1"><text:span text:style-name="T14">1%<text:tab/></text:span><text:span text:style-name="T19">Huile féerique</text:span><text:span text:style-name="T14"> (Interplan)</text:span></text:p>
      <text:p text:style-name="P9">1%<text:tab/>Baume de réflexion<text:span text:style-name="T14"> (Interplan)</text:span></text:p>
      <text:p text:style-name="P7"><text:span text:style-name="T27">1%<text:tab/>Potion de </text:span><text:span text:style-name="T26">Mémoire en bouteille</text:span><text:span text:style-name="T27"> (Interplan)</text:span></text:p>
      <text:p text:style-name="P6"><text:span text:style-name="T28">1%<text:tab/>Potion de </text:span><text:span text:style-name="T30">Mémoire concentrée</text:span><text:span text:style-name="T28"> (Interplan)</text:span></text:p>
      <text:p text:style-name="P9">1%<text:tab/>Toile en bouteille (Interplan)</text:p>
      <text:p text:style-name="P1">1%<text:tab/>Potion d'haleine ardente</text:p>
      <text:p text:style-name="P1"><text:span text:style-name="T11">1%<text:tab/></text:span>Potion d'explosion</text:p>
      <text:p text:style-name="P2"><text:span text:style-name="T13">1%<text:tab/></text:span>Potion d'invisibilité</text:p>
      <text:p text:style-name="P2"><text:span text:style-name="T13">1%<text:tab/></text:span>Huile de rapidité</text:p>
      <text:p text:style-name="P1"><text:span text:style-name="T11">1%<text:tab/></text:span>Potion de résistance au feu</text:p>
      <text:p text:style-name="P1"><text:span text:style-name="T11">1%<text:tab/></text:span>Potion d'absorption</text:p>
      <text:p text:style-name="P1"><text:span text:style-name="T11">1%<text:tab/></text:span><text:span text:style-name="T25">Potion force morale</text:span></text:p>
      <text:p text:style-name="P3"><text:span text:style-name="T12">1%<text:tab/></text:span><text:span text:style-name="T29">Potion de force de géant des collines* (générique)</text:span></text:p>
      <text:p text:style-name="P3"><text:span text:style-name="T12">1%<text:tab/></text:span><text:span text:style-name="T29">Potion de liberté</text:span></text:p>
      <text:p text:style-name="P1"><text:span text:style-name="T11">1%<text:tab/></text:span><text:span text:style-name="T17">Potion de régénération</text:span></text:p>
      <text:p text:style-name="P3"><text:span text:style-name="T12">1%<text:tab/></text:span><text:span text:style-name="T1">Potion de clarté</text:span></text:p>
      <text:p text:style-name="P3"><text:span text:style-name="T12">1%<text:tab/></text:span><text:span text:style-name="T1">Potion de résistance à la magie</text:span></text:p>
      <text:p text:style-name="P4"><text:span text:style-name="T12">1%<text:tab/></text:span><text:span text:style-name="T1">Potion d'invulnérabilité* (générique)</text:span></text:p>
      <text:p text:style-name="P2"><text:span text:style-name="T13">1%<text:tab/></text:span><text:span text:style-name="T1">Potion de protection contre la magie</text:span></text:p>
      <text:p text:style-name="P1"><text:span text:style-name="T11">1%<text:tab/></text:span>Potion de blocage de magie</text:p>
      <text:p text:style-name="P1"><text:span text:style-name="T11">1%<text:tab/></text:span><text:span text:style-name="T17">Potion de pouvoir</text:span></text:p>
      <text:p text:style-name="P1"><text:span text:style-name="T11">1%<text:tab/></text:span>Potion de contrevue (nouvelle, immunise contre le regard des basiliques, spectateurs, ombres des roches, vampires, etc...)</text:p>
      <text:p text:style-name="P9">1%<text:tab/>Potion de feu continuel (nouvelle, Pulsation de flammes)</text:p>
      <text:p text:style-name="P3"><text:span text:style-name="T10">1%<text:tab/></text:span><text:span text:style-name="T23">Potion de duplication (nouvelle, 7x Images miroir)</text:span></text:p>
      <text:p text:style-name="P12"><text:span text:style-name="T15">1%<text:tab/></text:span><text:span text:style-name="T23">Potion de vitalité supérieure (nouvelle, points de vie maximum +100%, j</text:span><text:span text:style-name="T20">et de sauvegarde contre la mort : +4</text:span><text:span text:style-name="T23">)</text:span></text:p>
      <text:p text:style-name="P3"><text:span text:style-name="T10">1%<text:tab/></text:span><text:span text:style-name="T23">Potion de dualité (nouvelle, Image miroir majeure)</text:span></text:p>
      <text:p text:style-name="P3"><text:span text:style-name="T10">1%<text:tab/></text:span><text:span text:style-name="T23">Fiole de poison tenace (nouvelle, Brume Mortelle sur zone)</text:span></text:p>
      <text:p text:style-name="P5"><text:span text:style-name="T9">1%<text:tab/></text:span><text:span text:style-name="T22">Liqueur féerique (nouvelle, immunité contre les sorts 3 rounds)</text:span></text:p>
      <text:p text:style-name="P5"><text:span text:style-name="T22">1%<text:tab/>Cœur de glace (nouvelle, bouclier de feu bleu, aura de froid, arme de mêlée de froid)</text:span></text:p>
      <text:p text:style-name="P6"><text:span text:style-name="T25">1%<text:tab/></text:span>Potion<text:span text:style-name="T24"> d'accélération (nouvelle, h</text:span>âte améliorée et<text:span text:style-name="T24"> vitesse d'incantation +2)</text:span></text:p>
      <text:p text:style-name="P6"><text:span text:style-name="T24">1%<text:tab/></text:span><text:span text:style-name="T28">Brouet anti-magique </text:span><text:span text:style-name="T24">(nouvelle, Purge de la magie sur zone)</text:span></text:p>
      <text:p text:style-name="P6"><text:span text:style-name="T24">1%<text:tab/></text:span><text:span text:style-name="T28">Filtre de chance sublimée </text:span><text:span text:style-name="T24">(nouvelle, chance +5)</text:span></text:p>
      <text:p text:style-name="P14"><text:span text:style-name="T14">1%<text:tab/></text:span><text:span text:style-name="T19">Potion de non-existence (nouvelle, désintégration (jds à +2) sur zone)<text:tab/></text:span></text:p>
      <text:p text:style-name="P11">1%<text:tab/>Breuvage noir de Tokkètel (nouvelle, bonus dissimulation et CA, protection contre le plan négatif, bouclier d’énergie négative)</text:p>
      <text:p text:style-name="P11">1%<text:tab/>Potion de vie (nouvelle, Résurrection sur cible)</text:p>
      <text:p text:style-name="P10"><text:soft-page-break/>1%<text:tab/>Fortifiant (Arcanum)(résistances physiques +30%)</text:p>
      <text:p text:style-name="P10">1%<text:tab/>Larmes de Morgana (Arcanum)(supprime maladie, poison, fatigue, et rend 65 pvs)</text:p>
      <text:p text:style-name="P10">1%<text:tab/>Soin miracle (Arcanum)(Guérison)</text:p>
      <text:p text:style-name="P10">1%<text:tab/>Revitalisant (Arcanum)(toutes les caractéristiques +2)</text:p>
      <text:p text:style-name="P10">1%<text:tab/>Élixir de L'Imparfait (Morrowind)(régénération 10/sec, régénération des sorts arcanique et cléricaux)</text:p>
      <text:p text:style-name="P10">1%<text:tab/>Potion d’héroïsme (Morrowind)(régénération 5/sec, pvs max +25, taco +6, CA +3)</text:p>
      <text:p text:style-name="P11">1%<text:tab/>Potion de vitesse absolue (nouvelle, Arrêt du temps 5 rounds)</text:p>
      <text:p text:style-name="P11">1%<text:tab/><text:span text:style-name="T2">Réflecteur de Sanset</text:span> (nouvelle, Renvoi des sorts illimité)</text:p>
      <text:p text:style-name="P14"><text:span text:style-name="T14">1%<text:tab/></text:span><text:span text:style-name="T19">Potion de changement de forme (nouvelle, Changement de forme)</text:span></text:p>
      <text:p text:style-name="P4"><text:span text:style-name="T12">1%<text:tab/></text:span><text:span text:style-name="T1">Potion de force de titan</text:span><text:span text:style-name="T29">* (nouvelle, force 25, générique)</text:span></text:p>
      <text:p text:style-name="P1"><text:span text:style-name="T8">1%<text:tab/></text:span><text:span text:style-name="T21">Potion de rajeunissement total (Diablo II)(Guérison et Repos magique)</text:span></text:p>
      <text:p text:style-name="P11"><text:span text:style-name="T21">1%<text:tab/></text:span><text:span text:style-name="T2">Potion de disparition</text:span><text:span text:style-name="T21"> (nouvelle, </text:span><text:span text:style-name="T2">Invisibilité majeure non interrompu par action et non dissipée par sorts de divination)</text:span></text:p>
      <text:p text:style-name="P11">1%<text:tab/>Potion de nettoyage d'aura (nouvelle, Enchaînement)</text:p>
      <text:p text:style-name="P11">1% <text:tab/>oBG2 : Élixir de santé / EE : Potion de puissance extrême (nouvelle, dégâts +150%)</text:p>
      <text:p text:style-name="P9">1%<text:tab/>Élixir<text:span text:style-name="T18"> de Magica incarna (nouvelle, immunité contre les sorts et les armes magiques, sorts infinis (ou quasi infinis sous Enchaînement))</text:span></text:p>
      <text:p text:style-name="P1"><text:span text:style-name="T3">1%<text:tab/>Nectar divin (nouvelle, s</text:span><text:span text:style-name="T21">tatistiques, CA,et aide +4, Toutes résistances +50%)</text:span></text:p>
      <text:p text:style-name="P6">1%<text:tab/>Une potion à effet permanent :</text:p>
      <text:p text:style-name="P10"><text:tab/><text:tab/> 5%<text:tab/>Potion de transfert de force (dextérité +1, force -1)</text:p>
      <text:p text:style-name="P10"><text:tab/><text:tab/> 5%<text:tab/>Potion de transfert d'action (charisme &amp; intelligence +1, dextérité -1)</text:p>
      <text:p text:style-name="P10"><text:tab/><text:tab/> 5%<text:tab/>Potion de transfert sacré (sagesse +2, dextérité -1)</text:p>
      <text:p text:style-name="P3"><text:span text:style-name="T12"><text:tab/><text:tab/> 5%<text:tab/></text:span><text:span text:style-name="T1">Potion de transfert d'énergie vitale</text:span> (f<text:span text:style-name="T12">orce +1</text:span>, constitution -1)</text:p>
      <text:p text:style-name="P13"><text:span text:style-name="T5"><text:tab/><text:tab/> 5%<text:tab/></text:span>Potion de certitude<text:span text:style-name="T5"> (sagesse +1, constitution -1)</text:span></text:p>
      <text:p text:style-name="P10"><text:tab/><text:tab/> 5%<text:tab/>Potion de bestialité (force et dextérité +1, intelligence -2)</text:p>
      <text:p text:style-name="P13"><text:span text:style-name="T5"><text:tab/><text:tab/> 5%<text:tab/></text:span>Potion de résistance (jets de sauvegarde +1)</text:p>
      <text:p text:style-name="P2"><text:span text:style-name="T13"><text:tab/><text:tab/> 5%<text:tab/></text:span>Potion d'endurcissement (CA +1)</text:p>
      <text:p text:style-name="P3"><text:span text:style-name="T12"><text:tab/><text:tab/> 5%<text:tab/></text:span>Potion de robustesse (constitution +1)<text:tab/></text:p>
      <text:p text:style-name="P10"><text:tab/><text:tab/> 5%<text:tab/>Potion d'isolation (résistance aux dégâts de feu et de froid +5%)</text:p>
      <text:p text:style-name="P3"><text:span text:style-name="T12"><text:tab/><text:tab/> 5%<text:tab/></text:span>Potion de vitalité (points de vie maximums : guerrier +8 / prêtre +6 / voleur +4 / mage +2)</text:p>
      <text:p text:style-name="P3"><text:span text:style-name="T12"><text:tab/><text:tab/> 5%<text:tab/></text:span>Potion de fortification (résistance aux dégâts contondants +10% )</text:p>
      <text:p text:style-name="P3"><text:span text:style-name="T12"><text:tab/><text:tab/> 5%<text:tab/></text:span>Potion de résistance supérieure (résistance aux dégâts tranchants et perçants +5%)</text:p>
      <text:p text:style-name="P3"><text:span text:style-name="T12"><text:tab/><text:tab/> 5%<text:tab/></text:span>Potion de thaumaturgie (+1 slot de sort arcanique, aléatoire de niveau 1 à <text:s/>5)</text:p>
      <text:p text:style-name="P12"><text:span text:style-name="T4"><text:tab/><text:tab/> 5%<text:tab/></text:span>Potion d'augmentation d'aura (intelligence +1, résistance à la magie +5%)</text:p>
      <text:p text:style-name="P3"><text:span text:style-name="T12"><text:tab/><text:tab/> 5%<text:tab/></text:span>Potion d'absorption de magie (<text:span text:style-name="T25">résistance à la magie +10%)</text:span></text:p>
      <text:p text:style-name="P6"><text:span text:style-name="T25"><text:tab/><text:tab/> 5%<text:tab/></text:span>Potion de dissipation (<text:span text:style-name="T25">résistance à la magie +15%)</text:span></text:p>
      <text:p text:style-name="P6"><text:span text:style-name="T25"><text:tab/><text:tab/> 5%<text:tab/></text:span>Stimulant cérébral (Arcanum) (intelligence &amp; sagesse &amp; charisme +1, force &amp; dextérité &amp; constitution -1)</text:p>
      <text:p text:style-name="P6"><text:span text:style-name="T25"><text:tab/><text:tab/> 5%<text:tab/></text:span>Stimulant musculaire (Arcanum) (force &amp; dextérité &amp; constitution +1, intelligence &amp; sagesse &amp; charisme -1)</text:p>
      <text:p text:style-name="P6"><text:span text:style-name="T25"><text:tab/><text:tab/> 5%<text:tab/></text:span>Vivifiant (Arcanum) (toutes les caractéristiques +1)</text:p>
      <text:p text:style-name="P6"/>
      <text:p text:style-name="P6">Note : La liste est destinée à s’agrandir si je trouve d'autres jeux vidéos dont les potions sont dignes d’intérêt et inédi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13M12S</meta:editing-duration>
    <meta:editing-cycles>56</meta:editing-cycles>
    <meta:generator>OpenOffice/4.1.14$Win32 OpenOffice.org_project/4114m1$Build-9811</meta:generator>
    <dc:date>2023-10-12T13:10:02.04</dc:date>
    <meta:document-statistic meta:table-count="0" meta:image-count="0" meta:object-count="0" meta:page-count="2" meta:paragraph-count="86" meta:word-count="792" meta:character-count="5150"/>
    <meta:user-defined meta:name="Info 1"/>
    <meta:user-defined meta:name="Info 2"/>
    <meta:user-defined meta:name="Info 3"/>
    <meta:user-defined meta:name="Info 4"/>
  </office:meta>
</office:document-meta>
</file>